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bebc" officeooo:paragraph-rsid="0002be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urallar için gerekli;</text:p>
      <text:p text:style-name="P1"/>
      <text:p text:style-name="P1">başarı kriteri</text:p>
      <text:p text:style-name="P1">müdahale sayısı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2:30:48.770663905</meta:creation-date>
    <dc:date>2018-11-10T12:31:28.195778980</dc:date>
    <meta:editing-duration>PT39S</meta:editing-duration>
    <meta:editing-cycles>1</meta:editing-cycles>
    <meta:document-statistic meta:table-count="0" meta:image-count="0" meta:object-count="0" meta:page-count="1" meta:paragraph-count="3" meta:word-count="7" meta:character-count="51" meta:non-whitespace-character-count="47"/>
    <meta:generator>LibreOffice/5.1.6.2$Linux_X86_64 LibreOffice_project/10m0$Build-2</meta:generator>
  </office:meta>
</office:document-meta>
</file>